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For same side only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April Tag</text:p>
          </table:table-cell>
          <table:table-cell table:style-name="ce4" office:value-type="string" calcext:value-type="string">
            <text:p>Center, Left, Right (cage)</text:p>
          </table:table-cell>
          <table:table-cell table:style-name="ce5" office:value-type="string" calcext:value-type="string">
            <text:p>X April Tag Position (in)</text:p>
          </table:table-cell>
          <table:table-cell table:style-name="ce4" office:value-type="string" calcext:value-type="string">
            <text:p>Y April Tag Position (in)</text:p>
          </table:table-cell>
          <table:table-cell office:value-type="string" calcext:value-type="string">
            <text:p>Y offset</text:p>
          </table:table-cell>
          <table:table-cell table:style-name="ce4" office:value-type="string" calcext:value-type="string">
            <text:p>X Final Position (in)</text:p>
          </table:table-cell>
          <table:table-cell table:style-name="ce4" office:value-type="string" calcext:value-type="string">
            <text:p>Y Final Position (in)</text:p>
          </table:table-cell>
          <table:table-cell table:number-columns-repeated="2" table:style-name="ce4" office:value-type="string" calcext:value-type="string">
            <text:p>X April Tag Position (f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ft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/>
          <table:table-cell table:formula="of:=[.C4]" office:value-type="float" office:value="325.25" calcext:value-type="float">
            <text:p>325.25</text:p>
          </table:table-cell>
          <table:table-cell table:formula="of:=[.D4]+[.E4]" office:value-type="float" office:value="241.2" calcext:value-type="float">
            <text:p>241.2</text:p>
          </table:table-cell>
          <table:table-cell table:formula="of:=[.F4]/12" office:value-type="float" office:value="27.1041666666667" calcext:value-type="float">
            <text:p>27.1041666666667</text:p>
          </table:table-cell>
          <table:table-cell table:formula="of:=[.G4]/12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nter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/>
          <table:table-cell table:formula="of:=[.C5]" office:value-type="float" office:value="325.25" calcext:value-type="float">
            <text:p>325.25</text:p>
          </table:table-cell>
          <table:table-cell table:formula="of:=[.D5]+[.E5]" office:value-type="float" office:value="241.2" calcext:value-type="float">
            <text:p>241.2</text:p>
          </table:table-cell>
          <table:table-cell table:formula="of:=[.F5]/12" office:value-type="float" office:value="27.1041666666667" calcext:value-type="float">
            <text:p>27.1041666666667</text:p>
          </table:table-cell>
          <table:table-cell table:formula="of:=[.G5]/12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/>
          <table:table-cell table:formula="of:=[.C6]" office:value-type="float" office:value="325.25" calcext:value-type="float">
            <text:p>325.25</text:p>
          </table:table-cell>
          <table:table-cell table:formula="of:=[.D6]+[.E6]" office:value-type="float" office:value="241.2" calcext:value-type="float">
            <text:p>241.2</text:p>
          </table:table-cell>
          <table:table-cell table:formula="of:=[.F6]/12" office:value-type="float" office:value="27.1041666666667" calcext:value-type="float">
            <text:p>27.1041666666667</text:p>
          </table:table-cell>
          <table:table-cell table:formula="of:=[.G6]/12" office:value-type="float" office:value="20.1" calcext:value-type="float">
            <text:p>20.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/>
          <table:table-cell table:style-name="ce3" table:formula="of:=[.C7]" office:value-type="float" office:value="365.2" calcext:value-type="float">
            <text:p>365.2</text:p>
          </table:table-cell>
          <table:table-cell table:style-name="ce3" table:formula="of:=[.D7]+[.E7]" office:value-type="float" office:value="75.39" calcext:value-type="float">
            <text:p>75.39</text:p>
          </table:table-cell>
          <table:table-cell table:style-name="ce3" table:formula="of:=[.F7]/12" office:value-type="float" office:value="30.4333333333333" calcext:value-type="float">
            <text:p>30.4333333333333</text:p>
          </table:table-cell>
          <table:table-cell table:style-name="ce3" table:formula="of:=[.G7]/12" office:value-type="float" office:value="6.2825" calcext:value-type="float">
            <text:p>6.282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enter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/>
          <table:table-cell table:style-name="ce3" table:formula="of:=[.C8]" office:value-type="float" office:value="365.2" calcext:value-type="float">
            <text:p>365.2</text:p>
          </table:table-cell>
          <table:table-cell table:style-name="ce3" table:formula="of:=[.D8]+[.E8]" office:value-type="float" office:value="75.39" calcext:value-type="float">
            <text:p>75.39</text:p>
          </table:table-cell>
          <table:table-cell table:style-name="ce3" table:formula="of:=[.F8]/12" office:value-type="float" office:value="30.4333333333333" calcext:value-type="float">
            <text:p>30.4333333333333</text:p>
          </table:table-cell>
          <table:table-cell table:style-name="ce3" table:formula="of:=[.G8]/12" office:value-type="float" office:value="6.2825" calcext:value-type="float">
            <text:p>6.282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/>
          <table:table-cell table:style-name="ce3" table:formula="of:=[.C9]" office:value-type="float" office:value="365.2" calcext:value-type="float">
            <text:p>365.2</text:p>
          </table:table-cell>
          <table:table-cell table:style-name="ce3" table:formula="of:=[.D9]+[.E9]" office:value-type="float" office:value="75.39" calcext:value-type="float">
            <text:p>75.39</text:p>
          </table:table-cell>
          <table:table-cell table:style-name="ce3" table:formula="of:=[.F9]/12" office:value-type="float" office:value="30.4333333333333" calcext:value-type="float">
            <text:p>30.4333333333333</text:p>
          </table:table-cell>
          <table:table-cell table:style-name="ce3" table:formula="of:=[.G9]/12" office:value-type="float" office:value="6.2825" calcext:value-type="float">
            <text:p>6.2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20:34:59.017000000</meta:creation-date>
    <dc:date>2025-03-12T20:54:33.517000000</dc:date>
    <meta:editing-duration>PT19M34S</meta:editing-duration>
    <meta:editing-cycles>1</meta:editing-cycles>
    <meta:document-statistic meta:table-count="1" meta:cell-count="58" meta:object-count="0"/>
    <meta:generator>LibreOffice/7.5.9.2$Windows_X86_64 LibreOffice_project/cdeefe45c17511d326101eed8008ac4092f278a9</meta:generator>
  </office:meta>
</office:document-meta>
</file>